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officeooo:rsid="00157f04" officeooo:paragraph-rsid="00157f04" style:font-size-asian="13.1000003814697pt" style:font-weight-asian="bold" style:font-size-complex="15pt" style:font-weight-complex="bold"/>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Standard">
      <style:paragraph-properties fo:text-align="start" style:justify-single-word="false"/>
      <style:text-properties fo:font-size="12pt" fo:font-weight="bold" officeooo:rsid="00157f04" officeooo:paragraph-rsid="00157f04" style:font-size-asian="10.5pt" style:font-weight-asian="bold" style:font-size-complex="12pt" style:font-weight-complex="bold"/>
    </style:style>
    <style:style style:name="P4" style:family="paragraph" style:parent-style-name="Standard">
      <style:paragraph-properties fo:break-before="page"/>
      <style:text-properties fo:font-size="12pt" fo:font-weight="normal" officeooo:rsid="00157f04" officeooo:paragraph-rsid="00157f04" style:font-size-asian="10.5pt" style:font-weight-asian="normal" style:font-size-complex="12pt" style:font-weight-complex="normal"/>
    </style:style>
    <style:style style:name="P5" style:family="paragraph" style:parent-style-name="Standard">
      <style:text-properties fo:font-size="22pt" fo:font-weight="bold" officeooo:rsid="00157f04" officeooo:paragraph-rsid="00157f04" style:font-size-asian="19.25pt" style:font-weight-asian="bold" style:font-size-complex="22pt" style:font-weight-complex="bold"/>
    </style:style>
    <style:style style:name="P6" style:family="paragraph" style:parent-style-name="Heading_20_1">
      <style:paragraph-properties fo:break-before="page"/>
    </style:style>
    <style:style style:name="P7" style:family="paragraph" style:parent-style-name="Text_20_body">
      <style:text-properties officeooo:rsid="0022a233" officeooo:paragraph-rsid="0022a233"/>
    </style:style>
    <style:style style:name="P8" style:family="paragraph" style:parent-style-name="Text_20_body">
      <style:text-properties officeooo:rsid="00181448" officeooo:paragraph-rsid="00181448"/>
    </style:style>
    <style:style style:name="P9" style:family="paragraph" style:parent-style-name="Text_20_body">
      <style:text-properties officeooo:rsid="0020e5fc" officeooo:paragraph-rsid="0020e5fc"/>
    </style:style>
    <style:style style:name="P10" style:family="paragraph" style:parent-style-name="Text_20_body">
      <style:text-properties officeooo:rsid="00227100" officeooo:paragraph-rsid="00227100"/>
    </style:style>
    <style:style style:name="P11" style:family="paragraph" style:parent-style-name="Heading_20_1">
      <style:paragraph-properties fo:break-before="page"/>
      <style:text-properties officeooo:rsid="00162895" officeooo:paragraph-rsid="00162895"/>
    </style:style>
    <style:style style:name="P12" style:family="paragraph" style:parent-style-name="Text_20_body">
      <style:text-properties officeooo:paragraph-rsid="00186a18"/>
    </style:style>
    <style:style style:name="P13" style:family="paragraph" style:parent-style-name="Text_20_body">
      <style:text-properties officeooo:paragraph-rsid="001a6f2c"/>
    </style:style>
    <style:style style:name="T1" style:family="text">
      <style:text-properties officeooo:rsid="002351a4"/>
    </style:style>
    <style:style style:name="T2" style:family="text">
      <style:text-properties officeooo:rsid="0018f22a"/>
    </style:style>
    <style:style style:name="T3" style:family="text">
      <style:text-properties officeooo:rsid="001bb0f4"/>
    </style:style>
    <style:style style:name="T4" style:family="text">
      <style:text-properties officeooo:rsid="0020e5fc"/>
    </style:style>
    <style:style style:name="T5" style:family="text">
      <style:text-properties officeooo:rsid="00216f07"/>
    </style:style>
    <style:style style:name="T6" style:family="text">
      <style:text-properties style:text-position="super 58%"/>
    </style:style>
    <style:style style:name="T7" style:family="text">
      <style:text-properties officeooo:rsid="00186a18"/>
    </style:style>
    <style:style style:name="T8" style:family="text">
      <style:text-properties fo:font-style="italic" style:font-style-asian="italic" style:font-style-complex="italic"/>
    </style:style>
    <style:style style:name="T9" style:family="text">
      <style:text-properties officeooo:rsid="001a6f2c"/>
    </style:style>
    <style:style style:name="T10" style:family="text">
      <style:text-properties fo:font-style="italic" officeooo:rsid="001a6f2c" style:font-style-asian="italic" style:font-style-complex="italic"/>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ble of contents:</text:p>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link-start text:style-name="Index_20_Link"/>
            <text:index-entry-chapter/>
            <text:index-entry-link-start text:style-name="Index_20_Link"/>
            <text:index-entry-chapter/>
            <text:index-entry-text/>
            <text:index-entry-tab-stop style:type="right" style:leader-char="."/>
            <text:index-entry-page-number/>
            <text:index-entry-link-end/>
            <text:index-entry-link-start text:style-name="Index_20_Link"/>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able of Contents</text:p>
          </text:index-title>
          <text:p text:style-name="P2"><text:a xlink:type="simple" xlink:href="#__RefHeading___Toc294_1776652832" text:style-name="Index_20_Link" text:visited-style-name="Index_20_Link">Analysis<text:tab/><text:span text:style-name="Index_20_Link">003</text:span></text:a></text:p>
          <text:p text:style-name="P2"><text:a xlink:type="simple" xlink:href="#__RefHeading___Toc342_1776652832" text:style-name="Index_20_Link" text:visited-style-name="Index_20_Link">Documented design<text:tab/><text:span text:style-name="Index_20_Link">004</text:span></text:a></text:p>
          <text:p text:style-name="P2"><text:a xlink:type="simple" xlink:href="#__RefHeading___Toc344_1776652832" text:style-name="Index_20_Link" text:visited-style-name="Index_20_Link">Technical solution<text:tab/><text:span text:style-name="Index_20_Link">005</text:span></text:a></text:p>
          <text:p text:style-name="P2"><text:a xlink:type="simple" xlink:href="#__RefHeading___Toc346_1776652832" text:style-name="Index_20_Link" text:visited-style-name="Index_20_Link">Testing<text:tab/><text:span text:style-name="Index_20_Link">006</text:span></text:a></text:p>
          <text:p text:style-name="P2"><text:a xlink:type="simple" xlink:href="#__RefHeading___Toc348_1776652832" text:style-name="Index_20_Link" text:visited-style-name="Index_20_Link">Evaluation<text:tab/><text:span text:style-name="Index_20_Link">007</text:span></text:a></text:p>
          <text:p text:style-name="P2"><text:a xlink:type="simple" xlink:href="#__RefHeading___Toc350_1776652832" text:style-name="Index_20_Link" text:visited-style-name="Index_20_Link">References<text:tab/><text:span text:style-name="Index_20_Link">008</text:span></text:a></text:p>
        </text:index-body>
      </text:table-of-content>
      <text:p text:style-name="P3"/>
      <text:p text:style-name="P4">Title:</text:p>
      <text:p text:style-name="P5">[Top ten saddest anime deaths]</text:p>
      <text:h text:style-name="P6" text:outline-level="1"><text:bookmark-start text:name="__RefHeading___Toc294_1776652832"/>Analysis<text:bookmark-end text:name="__RefHeading___Toc294_1776652832"/></text:h>
      <text:p text:style-name="P7">The client want an enigma machine that can encrypt and decrypt messages with a graphical interface to allow easy usage, this has resulted in a few agreed-<text:span text:style-name="T1">upon</text:span> objectives:</text:p>
      <text:p text:style-name="P7">- a working algorithm that allows encryption <text:span text:style-name="T1">(the backend)</text:span></text:p>
      <text:p text:style-name="P7">- a frontend graphical interface that allows easy use without knowledge of console commands <text:span text:style-name="T1">(“So simple a child could use it”)</text:span></text:p>
      <text:p text:style-name="P8">An enigma machine:</text:p>
      <text:p text:style-name="P8"><text:span text:style-name="T2">I</text:span>t will involve having to create rotors for the machine, these rotors can be programmed in a few ways, one will be to use a bi-directional hash map, another will be to use circular lists. The rotors themselves would be objects with their own .cpp and .h files, which will provide good encapsulation, the other important part of the rotors would be the turnover latch, <text:span text:style-name="T3">which causes the subsequent rotor to turnover when the current rotor is in the appropriate position, </text:span><text:span text:style-name="T4">this can be stored as an integer attribute within the Rotor class. </text:span><text:span text:style-name="T5">The rotor is simply a set of wires in a drum connecting each letter to another.</text:span></text:p>
      <text:p text:style-name="P9">There will also need to be an overarching class to encapsulate all the rotors and make them work with eachother (along with the reflector), this will allow the functionality to be programmed before having to implement a GUI, and allows the project to be phased, giving a structure to development and allow better seperation between front-end code and back-end code.</text:p>
      <text:p text:style-name="P9">The algorithm for the Enigma machine can be described as follows:</text:p>
      <text:p text:style-name="P9">- character is input</text:p>
      <text:p text:style-name="P9">- rotor 3 is rotated (if in correct position, also turnover rotor 2, same for rotor 1)</text:p>
      <text:p text:style-name="P9">- 1<text:span text:style-name="T6">st</text:span> pass of character through rotors in forward direction to encrypt character</text:p>
      <text:p text:style-name="P9">- character passed through reflector</text:p>
      <text:p text:style-name="P9">- 2<text:span text:style-name="T6">nd</text:span> pass of character backwards through the rotors to finish encryption</text:p>
      <text:p text:style-name="P9">The fact that there is a forwards and backwards pass <text:span text:style-name="T5">means that each rotor will require 2 values for the shift, one for the forward pass, and one for the backward pass, which will necessitate using either a 2D array, 2 Arrays (one for each pass), or a bi-directional hash map</text:span></text:p>
      <text:p text:style-name="P10">The reflector is relatively easy to implement, as it will only require one set of shifts, as it is only passed through once, and so can be easily implemented as either a hash map, or an array, as the reflector does not rotate, it does not need a turnover latch attribute, this means it will be easiest to implement the reflectors as a seperate class to the rotors</text:p>
      <text:h text:style-name="P11" text:outline-level="1"><text:bookmark-start text:name="__RefHeading___Toc342_1776652832"/>Documented design<text:bookmark-end text:name="__RefHeading___Toc342_1776652832"/></text:h>
      <text:h text:style-name="P11" text:outline-level="1"><text:bookmark-start text:name="__RefHeading___Toc344_1776652832"/>Technical solution<text:bookmark-end text:name="__RefHeading___Toc344_1776652832"/></text:h>
      <text:h text:style-name="P11" text:outline-level="1"><text:bookmark-start text:name="__RefHeading___Toc346_1776652832"/>Testing<text:bookmark-end text:name="__RefHeading___Toc346_1776652832"/></text:h>
      <text:h text:style-name="P11" text:outline-level="1"><text:bookmark-start text:name="__RefHeading___Toc348_1776652832"/>Evaluation<text:bookmark-end text:name="__RefHeading___Toc348_1776652832"/></text:h>
      <text:h text:style-name="P11" text:outline-level="1"><text:bookmark-start text:name="__RefHeading___Toc350_1776652832"/>References<text:bookmark-end text:name="__RefHeading___Toc350_1776652832"/></text:h>
      <text:p text:style-name="P12"><text:span text:style-name="T7">[1] Dufrense S. (2017), “</text:span><text:span text:style-name="T8">The Enigma Enigma: How The Enigma Machine Worked</text:span>”, <text:span text:style-name="T7">[Online], </text:span><text:a xlink:type="simple" xlink:href="https://hackaday.com/2017/08/22/the-enigma-enigma-how-the-enigma-machine-worked/" text:style-name="Internet_20_link" text:visited-style-name="Visited_20_Internet_20_Link"><text:span text:style-name="T7">https://hackaday.com/2017/08/22/the-enigma-enigma-how-the-enigma-machine-worked/</text:span></text:a><text:span text:style-name="T7">, Hackaday, Date last accessed: 18/06/2025</text:span></text:p>
      <text:p text:style-name="P13"><text:span text:style-name="T9">[2] Stroustrup B. and Sutter H. (2025) “</text:span><text:span text:style-name="T10">C++ Core Guidelines</text:span><text:span text:style-name="T9">”, [Online], </text:span><text:a xlink:type="simple" xlink:href="https://isocpp.github.io/CppCoreGuidelines/CppCoreGuidelines#S-introduction" text:style-name="Internet_20_link" text:visited-style-name="Visited_20_Internet_20_Link"><text:span text:style-name="T9">https://isocpp.github.io/CppCoreGuidelines/CppCoreGuidelines#S-introduction</text:span></text:a><text:span text:style-name="T9">, Github, Date last accessed: 18/06/202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57f04" officeooo:paragraph-rsid="00157f04"/>
    </style:style>
    <style:style style:name="MP2" style:family="paragraph" style:parent-style-name="Footer">
      <style:paragraph-properties fo:text-align="end" style:justify-single-word="false"/>
      <style:text-properties officeooo:rsid="00157f04" officeooo:paragraph-rsid="00157f04"/>
    </style:style>
    <style:style style:name="MP3" style:family="paragraph" style:parent-style-name="Footer">
      <style:text-properties officeooo:rsid="00157f04" officeooo:paragraph-rsid="00157f04"/>
    </style:style>
    <style:page-layout style:name="Mpm1">
      <style:page-layout-properties fo:page-width="21.001cm" fo:page-height="29.7cm" style:num-format="001, 002, 003, ..."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omputer science NEA documentation</text:p>
      </style:header>
      <style:footer>
        <text:p text:style-name="MP2"><text:bookmark-start text:name="PageNumWizard_FOOTER_Default Page Style1 Copy 1"/><text:page-number text:select-page="current">008</text:page-number><text:bookmark-end text:name="PageNumWizard_FOOTER_Default Page Style1 Copy 1"/></text:p>
        <text:p text:style-name="MP3">Katarzyna Ratuszniak</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05T12:03:42.074043914</meta:creation-date>
    <dc:date>2025-07-18T15:57:04.414070709</dc:date>
    <meta:editing-duration>PT2H5M</meta:editing-duration>
    <meta:editing-cycles>10</meta:editing-cycles>
    <meta:generator>LibreOffice/25.2.4.3$Linux_X86_64 LibreOffice_project/520$Build-3</meta:generator>
    <meta:document-statistic meta:table-count="0" meta:image-count="0" meta:object-count="0" meta:page-count="8" meta:paragraph-count="35" meta:word-count="488" meta:character-count="3037" meta:non-whitespace-character-count="2584"/>
  </office:meta>
</office:document-meta>
</file>